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378c" officeooo:paragraph-rsid="0017378c"/>
    </style:style>
    <style:style style:name="P2" style:family="paragraph" style:parent-style-name="Text_20_body">
      <style:paragraph-properties fo:text-align="start" style:justify-single-word="false"/>
      <style:text-properties officeooo:rsid="0017378c" officeooo:paragraph-rsid="0018205c"/>
    </style:style>
    <style:style style:name="P3" style:family="paragraph" style:parent-style-name="Text_20_body">
      <style:paragraph-properties fo:margin-top="0cm" fo:margin-bottom="0cm" style:contextual-spacing="false" fo:text-align="start" style:justify-single-word="false"/>
      <style:text-properties officeooo:rsid="0017378c" officeooo:paragraph-rsid="0018205c"/>
    </style:style>
    <style:style style:name="T1" style:family="text">
      <style:text-properties officeooo:rsid="0017aacc"/>
    </style:style>
    <style:style style:name="T2" style:family="text">
      <style:text-properties officeooo:rsid="001820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s/></text:p>
      <text:p text:style-name="P1"/>
      <text:p text:style-name="P2">Nom du bar : <text:span text:style-name="Strong_20_Emphasis">Chez Minou</text:span></text:p>
      <text:p text:style-name="P2"><text:line-break/>Thème du bar : <text:span text:style-name="Strong_20_Emphasis">Un espace calme pour chats</text:span></text:p>
      <text:p text:style-name="P2"><text:span text:style-name="Strong_20_Emphasis"><text:span text:style-name="T2">localisation(ville) : Cugnaux</text:span></text:span></text:p>
      <text:p text:style-name="P2"><text:span text:style-name="Strong_20_Emphasis"><text:span text:style-name="T2">Date Création : 2023</text:span></text:span></text:p>
      <text:p text:style-name="P3"><text:line-break/>Histoire du bar :</text:p>
      <text:p text:style-name="P3"><text:line-break/><text:span text:style-name="Strong_20_Emphasis">Chez Minou</text:span> est un endroit qui a été créé pour offrir aux chats âgés un coin tranquille où ils peuvent se reposer. Ce lieu simple et chaleureux accueille les visiteurs qui souhaitent boire un thé ou un café tout en profitant de la présence apaisante des chats. Ici, les chats vivent leur meilleure vie, entourés de douceur et d’attention.</text:p>
      <text:p text:style-name="Text_20_body">Adjectifs qui qualifient le bar : <text:span text:style-name="Strong_20_Emphasis">détendu, chaleureux, calme, simple, cosy</text:span>.</text:p>
      <text:p text:style-name="Text_20_body">C’est un endroit parfait pour prendre un moment de repos, en compagnie de chats tranquilles et heureux.</text:p>
      <text:p text:style-name="Text_20_body"/>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9-13T08:22:30.239000000</meta:creation-date>
    <dc:date>2024-09-13T09:01:38.961000000</dc:date>
    <meta:editing-duration>PT21M6S</meta:editing-duration>
    <meta:editing-cycles>2</meta:editing-cycles>
    <meta:generator>LibreOffice/7.3.4.2$Windows_X86_64 LibreOffice_project/728fec16bd5f605073805c3c9e7c4212a0120dc5</meta:generator>
    <meta:document-statistic meta:table-count="0" meta:image-count="0" meta:object-count="0" meta:page-count="1" meta:paragraph-count="9" meta:word-count="113" meta:character-count="650" meta:non-whitespace-character-count="540"/>
  </office:meta>
</office:document-meta>
</file>